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21dc" officeooo:paragraph-rsid="000c21dc"/>
    </style:style>
    <style:style style:name="P2" style:family="paragraph" style:parent-style-name="Standard">
      <style:text-properties officeooo:rsid="000c21dc" officeooo:paragraph-rsid="000dd4b1"/>
    </style:style>
    <style:style style:name="P3" style:family="paragraph" style:parent-style-name="Standard">
      <style:text-properties officeooo:paragraph-rsid="000dd4b1"/>
    </style:style>
    <style:style style:name="P4" style:family="paragraph" style:parent-style-name="Standard">
      <style:text-properties style:text-position="0% 100%" officeooo:rsid="000c21dc" officeooo:paragraph-rsid="000c21dc"/>
    </style:style>
    <style:style style:name="P5" style:family="paragraph" style:parent-style-name="Standard">
      <style:text-properties style:text-position="0% 100%" officeooo:rsid="000c21dc" officeooo:paragraph-rsid="000dd4b1"/>
    </style:style>
    <style:style style:name="T1" style:family="text">
      <style:text-properties style:text-position="super 58%" officeooo:rsid="000c3751"/>
    </style:style>
    <style:style style:name="T2" style:family="text">
      <style:text-properties style:text-position="super 58%" officeooo:rsid="00143202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c3751"/>
    </style:style>
    <style:style style:name="T5" style:family="text">
      <style:text-properties style:text-position="0% 100%" officeooo:rsid="000dd4b1"/>
    </style:style>
    <style:style style:name="T6" style:family="text">
      <style:text-properties style:text-position="0% 100%" officeooo:rsid="000c21dc"/>
    </style:style>
    <style:style style:name="T7" style:family="text">
      <style:text-properties style:text-position="0% 100%" officeooo:rsid="000e8d24"/>
    </style:style>
    <style:style style:name="T8" style:family="text">
      <style:text-properties style:text-position="0% 100%" officeooo:rsid="0010389b"/>
    </style:style>
    <style:style style:name="T9" style:family="text">
      <style:text-properties style:text-position="0% 100%" officeooo:rsid="0012d7de"/>
    </style:style>
    <style:style style:name="T10" style:family="text">
      <style:text-properties style:text-position="0% 100%" officeooo:rsid="00143202"/>
    </style:style>
    <style:style style:name="T11" style:family="text">
      <style:text-properties fo:color="#ce181e" style:text-position="0% 100%" fo:font-weight="bold" officeooo:rsid="000c21dc" style:font-weight-asian="bold" style:font-weight-complex="bold"/>
    </style:style>
    <style:style style:name="T12" style:family="text">
      <style:text-properties officeooo:rsid="000c3751"/>
    </style:style>
    <style:style style:name="T13" style:family="text">
      <style:text-properties officeooo:rsid="0014e3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RORS <text:span text:style-name="T13">and/or Problems</text:span>:</text:p>
      <text:p text:style-name="P1"/>
      <text:p text:style-name="P2">1 – <text:span text:style-name="T12">Nov 3</text:span><text:span text:style-name="T1">rd</text:span><text:span text:style-name="T12"> 2018</text:span></text:p>
      <text:p text:style-name="P3"><text:span text:style-name="T6"><text:tab/>– <text:s/>I had one set of images (‘setup1.PNG’, ‘setup2.PNG’ etc). Then I changed to different images (roses.jpg etc.) When I changed all the locations of ‘setup1.PNG’, <text:s/>and tried to work normally I encountered an error. Error: </text:span><text:span text:style-name="T11">ActionView:: Template::Error asset not found in pipeline</text:span><text:span text:style-name="T6"> this error occurred because the database itself</text:span><text:span text:style-name="T9">(i,e an entry already in the database)</text:span><text:span text:style-name="T6"> was looking for ‘setup1.PNG’. Fixed it by: delete then product entry that required ‘setup1.PNG’.</text:span></text:p>
      <text:p text:style-name="P4"/>
      <text:p text:style-name="P2"><text:span text:style-name="T5">2</text:span><text:span text:style-name="T3"> – </text:span><text:span text:style-name="T4">Nov 3</text:span><text:span text:style-name="T1">rd</text:span><text:span text:style-name="T4"> 2018</text:span></text:p>
      <text:p text:style-name="P2"><text:span text:style-name="T4"><text:tab/></text:span><text:span text:style-name="T3">– <text:s/></text:span><text:span text:style-name="T7">Added bootstrap but when it comes to the buttons, The text isn’t white, its gray. And when buttons are hovered, its highlighted black with white text. </text:span><text:span text:style-name="T8">Plus why is ‘edit’ solid black on some but not all?</text:span></text:p>
      <text:p text:style-name="P5"/>
      <text:p text:style-name="P2"><text:span text:style-name="T5">2</text:span><text:span text:style-name="T3"> – </text:span><text:span text:style-name="T4">Nov </text:span><text:span text:style-name="T10">10</text:span><text:span text:style-name="T2">th</text:span><text:span text:style-name="T10"> 2018</text:span></text:p>
      <text:p text:style-name="P2"><text:span text:style-name="T4"><text:tab/></text:span><text:span text:style-name="T3">– <text:s/></text:span><text:span text:style-name="T10">Tried implementing the book’s sass styles but they don’t work. Not sure why, and I don’t feel like troubleshooting either so I’ll just use bootstrap. </text:span></text:p>
      <text:p text:style-name="P5"/>
      <text:p text:style-name="P2"><text:span text:style-name="T5">2</text:span><text:span text:style-name="T3"> – </text:span><text:span text:style-name="T4">Nov 3</text:span><text:span text:style-name="T1">rd</text:span><text:span text:style-name="T4"> 2018</text:span></text:p>
      <text:p text:style-name="P2"><text:span text:style-name="T4"><text:tab/></text:span><text:span text:style-name="T3">– </text:span></text:p>
      <text:p text:style-name="P5"/>
      <text:p text:style-name="P2"><text:span text:style-name="T5">2</text:span><text:span text:style-name="T3"> – </text:span><text:span text:style-name="T4">Nov 3</text:span><text:span text:style-name="T1">rd</text:span><text:span text:style-name="T4"> 2018</text:span></text:p>
      <text:p text:style-name="P2"><text:span text:style-name="T4"><text:tab/></text:span><text:span text:style-name="T3">– </text:span></text:p>
      <text:p text:style-name="P5"/>
      <text:p text:style-name="P2"><text:span text:style-name="T5">2</text:span><text:span text:style-name="T3"> – </text:span><text:span text:style-name="T4">Nov 3</text:span><text:span text:style-name="T1">rd</text:span><text:span text:style-name="T4"> 2018</text:span></text:p>
      <text:p text:style-name="P2"><text:span text:style-name="T4"><text:tab/></text:span><text:span text:style-name="T3">– </text:span></text:p>
      <text:p text:style-name="P5"/>
      <text:p text:style-name="P2"><text:span text:style-name="T5">2</text:span><text:span text:style-name="T3"> – </text:span><text:span text:style-name="T4">Nov 3</text:span><text:span text:style-name="T1">rd</text:span><text:span text:style-name="T4"> 2018</text:span></text:p>
      <text:p text:style-name="P2"><text:span text:style-name="T4"><text:tab/></text:span><text:span text:style-name="T3">–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6:37:05.265698650</meta:creation-date>
    <dc:date>2018-11-10T10:29:10.208204156</dc:date>
    <meta:editing-duration>PT15M48S</meta:editing-duration>
    <meta:editing-cycles>8</meta:editing-cycles>
    <meta:generator>LibreOffice/6.0.6.2$Linux_X86_64 LibreOffice_project/00m0$Build-2</meta:generator>
    <meta:document-statistic meta:table-count="0" meta:image-count="0" meta:object-count="0" meta:page-count="1" meta:paragraph-count="15" meta:word-count="162" meta:character-count="970" meta:non-whitespace-character-count="793"/>
  </office:meta>
</office:document-meta>
</file>